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9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3cm" svg:y1="16.24cm" svg:x2="46.74cm" svg:y2="17.51cm" draw:start-shape="id5" draw:start-glue-point="2" draw:end-shape="id6" draw:end-glue-point="4" svg:d="M42930 16240l3810 1270" svg:viewBox="0 0 381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7cm" svg:y2="15.605cm" draw:start-shape="id11" draw:start-glue-point="6" draw:end-shape="id5" draw:end-glue-point="1" svg:d="M48010 15605h-2540" svg:viewBox="0 0 254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onnector draw:style-name="gr5" draw:text-style-name="P4" draw:layer="layout" draw:type="line" svg:x1="35.607cm" svg:y1="15.605cm" svg:x2="40.39cm" svg:y2="15.605cm" draw:start-shape="id21" draw:start-glue-point="7" draw:end-shape="id5" draw:end-glue-point="3" svg:d="M35607 15605h4783" svg:viewBox="0 0 4784 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6" draw:id="id26" draw:layer="layout" svg:width="3.492cm" svg:height="1.27cm" svg:x="24.177cm" svg:y="23.86cm">
          <text:p text:style-name="P7"><text:span text:style-name="T2">unit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onnector draw:style-name="gr5" draw:text-style-name="P4" draw:layer="layout" draw:type="line" svg:x1="22.59cm" svg:y1="21.32cm" svg:x2="25.923cm" svg:y2="23.86cm" draw:start-shape="id14" draw:start-glue-point="2" draw:end-shape="id26" draw:end-glue-point="4" svg:d="M22590 21320l3333 2540" svg:viewBox="0 0 3334 2541">
          <text:p/>
        </draw:connector>
        <draw:custom-shape draw:style-name="gr10" draw:text-style-name="P8" xml:id="id27" draw:id="id27" draw:layer="layout" svg:width="3.492cm" svg:height="1.27cm" svg:x="17.827cm" svg:y="23.86cm">
          <text:p text:style-name="P7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9.573cm" svg:y2="23.86cm" draw:start-shape="id14" draw:start-glue-point="2" draw:end-shape="id27" draw:end-glue-point="4" svg:d="M22590 21320l-3017 2540" svg:viewBox="0 0 3018 2541">
          <text:p/>
        </draw:connector>
        <draw:custom-shape draw:style-name="gr1" draw:text-style-name="P2" xml:id="id28" draw:id="id28" draw:layer="layout" svg:width="5.08cm" svg:height="1.27cm" svg:x="35.29cm" svg:y="27.67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9" draw:id="id29" draw:layer="layout" svg:width="3.492cm" svg:height="1.27cm" svg:x="36.125cm" svg:y="25.1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7.83cm" svg:y1="27.67cm" svg:x2="37.871cm" svg:y2="26.4cm" draw:start-shape="id28" draw:start-glue-point="0" draw:end-shape="id29" draw:end-glue-point="8" svg:d="M37830 27670l41-1270" svg:viewBox="0 0 42 1271">
          <text:p/>
        </draw:connector>
        <draw:custom-shape draw:style-name="gr1" draw:text-style-name="P2" xml:id="id32" draw:id="id32" draw:layer="layout" svg:width="5.08cm" svg:height="1.27cm" svg:x="35.29cm" svg:y="32.75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5.08cm" svg:height="1.27cm" svg:x="35.29cm" svg:y="37.83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3" draw:id="id33" draw:layer="layout" svg:width="4.445cm" svg:height="1.27cm" svg:x="35.607cm" svg:y="30.1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1" draw:id="id31" draw:layer="layout" svg:width="4.445cm" svg:height="1.27cm" svg:x="35.607cm" svg:y="35.23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37.83cm" svg:y1="37.83cm" svg:x2="37.83cm" svg:y2="36.506cm" draw:start-shape="id30" draw:start-glue-point="0" draw:end-shape="id31" draw:end-glue-point="6" svg:d="M37830 37830v-1324" svg:viewBox="0 0 1 1325">
          <text:p/>
        </draw:connector>
        <draw:connector draw:style-name="gr11" draw:text-style-name="P4" draw:layer="layout" draw:type="line" svg:x1="37.83cm" svg:y1="32.75cm" svg:x2="37.83cm" svg:y2="31.405cm" draw:start-shape="id32" draw:start-glue-point="0" draw:end-shape="id33" draw:end-glue-point="6" svg:d="M37830 32750v-1345" svg:viewBox="0 0 1 1346">
          <text:p/>
        </draw:connector>
        <draw:connector draw:style-name="gr5" draw:text-style-name="P4" draw:layer="layout" draw:type="line" svg:x1="37.83cm" svg:y1="35.236cm" svg:x2="37.83cm" svg:y2="34.02cm" draw:start-shape="id31" draw:start-glue-point="4" draw:end-shape="id32" draw:end-glue-point="2" svg:d="M37830 35236v-1216" svg:viewBox="0 0 1 1217">
          <text:p/>
        </draw:connector>
        <draw:connector draw:style-name="gr5" draw:text-style-name="P4" draw:layer="layout" draw:type="line" svg:x1="37.83cm" svg:y1="30.135cm" svg:x2="37.83cm" svg:y2="28.94cm" draw:start-shape="id33" draw:start-glue-point="4" draw:end-shape="id28" draw:end-glue-point="2" svg:d="M37830 30135v-1195" svg:viewBox="0 0 1 1196">
          <text:p/>
        </draw:connector>
        <draw:custom-shape draw:style-name="gr10" draw:text-style-name="P8" xml:id="id34" draw:id="id34" draw:layer="layout" svg:width="3.492cm" svg:height="1.27cm" svg:x="42.91cm" svg:y="32.75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5" draw:id="id35" draw:layer="layout" svg:width="3.492cm" svg:height="1.27cm" svg:x="42.91cm" svg:y="37.83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0.37cm" svg:y1="33.385cm" svg:x2="42.91cm" svg:y2="33.385cm" draw:start-shape="id32" draw:start-glue-point="1" draw:end-shape="id34" draw:end-glue-point="6" svg:d="M40370 33385h2540" svg:viewBox="0 0 2541 1">
          <text:p/>
        </draw:connector>
        <draw:connector draw:style-name="gr5" draw:text-style-name="P4" draw:layer="layout" draw:type="line" svg:x1="40.37cm" svg:y1="38.465cm" svg:x2="42.91cm" svg:y2="38.465cm" draw:start-shape="id30" draw:start-glue-point="1" draw:end-shape="id35" draw:end-glue-point="6" svg:d="M40370 38465h2540" svg:viewBox="0 0 2541 1">
          <text:p/>
        </draw:connector>
        <draw:custom-shape draw:style-name="gr10" draw:text-style-name="P8" xml:id="id37" draw:id="id37" draw:layer="layout" svg:width="3.492cm" svg:height="1.27cm" svg:x="32.75cm" svg:y="41.64cm">
          <text:p text:style-name="P7"><text:span text:style-name="T2">buy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8" draw:id="id38" draw:layer="layout" svg:width="3.492cm" svg:height="1.27cm" svg:x="39.1cm" svg:y="41.64cm">
          <text:p text:style-name="P7"><text:span text:style-name="T2">sel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6" draw:id="id36" draw:layer="layout" svg:width="3.492cm" svg:height="1.27cm" svg:x="29.258cm" svg:y="37.83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2.75cm" svg:y1="38.465cm" svg:x2="35.29cm" svg:y2="38.465cm" draw:start-shape="id36" draw:start-glue-point="10" draw:end-shape="id30" draw:end-glue-point="3" svg:d="M32750 38465h2540" svg:viewBox="0 0 2541 1">
          <text:p/>
        </draw:connector>
        <draw:connector draw:style-name="gr5" draw:text-style-name="P4" draw:layer="layout" draw:type="line" svg:x1="34.496cm" svg:y1="41.64cm" svg:x2="37.83cm" svg:y2="39.1cm" draw:start-shape="id37" draw:start-glue-point="4" draw:end-shape="id30" draw:end-glue-point="2" svg:d="M34496 41640l3334-2540" svg:viewBox="0 0 3335 2541">
          <text:p/>
        </draw:connector>
        <draw:connector draw:style-name="gr5" draw:text-style-name="P4" draw:layer="layout" draw:type="line" svg:x1="40.846cm" svg:y1="41.64cm" svg:x2="37.83cm" svg:y2="39.1cm" draw:start-shape="id38" draw:start-glue-point="4" draw:end-shape="id30" draw:end-glue-point="2" svg:d="M40846 41640l-3016-2540" svg:viewBox="0 0 3017 2541">
          <text:p/>
        </draw:connector>
        <draw:connector draw:style-name="gr5" draw:text-style-name="P4" draw:layer="layout" draw:type="line" svg:x1="46.74cm" svg:y1="13.7cm" svg:x2="42.93cm" svg:y2="14.97cm" draw:start-shape="id4" draw:start-glue-point="6" draw:end-shape="id5" draw:end-glue-point="0" svg:d="M46740 13700l-3810 1270" svg:viewBox="0 0 3811 1271">
          <text:p/>
        </draw:connector>
        <draw:custom-shape draw:style-name="gr10" draw:text-style-name="P8" xml:id="id39" draw:id="id39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9" draw:end-glue-point="4" svg:d="M64500 16240l3969 1270" svg:viewBox="0 0 3970 1271">
          <text:p/>
        </draw:connector>
        <draw:custom-shape draw:style-name="gr10" draw:text-style-name="P6" xml:id="id40" draw:id="id40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40" draw:start-glue-point="10" draw:end-shape="id1" draw:end-glue-point="3" svg:d="M44180 10525h2560" svg:viewBox="0 0 2561 1">
          <text:p/>
        </draw:connector>
        <draw:custom-shape draw:style-name="gr10" draw:text-style-name="P8" xml:id="id41" draw:id="id41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0.05cm" svg:y1="15.605cm" svg:x2="17.192cm" svg:y2="14.335cm" draw:start-shape="id16" draw:start-glue-point="3" draw:end-shape="id41" draw:end-glue-point="10" svg:d="M20050 15605l-2858-1270" svg:viewBox="0 0 2859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09-25T17:29:39.570532622</dc:date>
    <meta:editing-duration>PT1H1M39S</meta:editing-duration>
    <meta:editing-cycles>13</meta:editing-cycles>
    <meta:generator>LibreOffice/24.2.6.2$Linux_X86_64 LibreOffice_project/420$Build-2</meta:generator>
    <meta:document-statistic meta:object-count="81"/>
  </office:meta>
</office:document-meta>
</file>